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4"/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800000" fo:font-weight="normal" style:font-weight-asian="normal" style:font-weight-complex="normal"/>
    </style:style>
    <style:style style:name="ce5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8pt" style:font-size-asian="8pt" style:font-size-complex="8pt"/>
    </style:style>
    <style:style style:name="T1" style:family="text">
      <style:text-properties fo:color="#000000" style:font-name="Monospace" fo:font-size="10pt" style:font-name-asian="Monospace" style:font-size-asian="10pt" style:font-size-complex="10pt"/>
    </style:style>
    <style:style style:name="T2" style:family="text">
      <style:text-properties style:font-name="Monospace" fo:font-size="10pt" style:font-name-asian="Monospace" style:font-size-asian="10pt" style:font-size-complex="10pt" fo:color="#005032"/>
    </style:style>
    <style:style style:name="T3" style:family="text">
      <style:text-properties style:font-name="Monospace" fo:font-size="10pt" style:font-name-asian="Monospace" style:font-size-asian="10pt" style:font-size-complex="10pt" fo:color="#000000"/>
    </style:style>
    <style:style style:name="T4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5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>
          <table:table-cell/>
          <table:table-cell table:style-name="ce2"/>
          <table:table-cell table:number-columns-repeated="6"/>
          <table:table-cell office:value-type="string" calcext:value-type="string">
            <text:p>Making helper functions privat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eck how numOfThreads implemented --- no new thread if reached max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eck “char master_stack[MAX][STACK_SIZE]”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7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/>
          <table:table-cell office:value-type="string" calcext:value-type="string">
            <text:p>How come time be N/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ck questions posted on group 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chaning “translate_addrss” with kapil logic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check if we can use exception handling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7"/>
          <table:table-cell table:style-name="ce3"/>
        </table:table-row>
        <table:table-row table:style-name="ro1">
          <table:table-cell/>
          <table:table-cell office:value-type="string" calcext:value-type="string">
            <text:p>Status changed whenvere moved from one queue to other</text:p>
          </table:table-cell>
          <table:table-cell table:number-columns-repeated="6"/>
          <table:table-cell office:value-type="string" calcext:value-type="string">
            <text:p>return something other than NULL in exception cases – returning null will break the code</text:p>
          </table:table-cell>
        </table:table-row>
        <table:table-row table:style-name="ro1">
          <table:table-cell/>
          <table:table-cell office:value-type="string" calcext:value-type="string">
            <text:p>compare to see not missing anyth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ck no unnecessary printQueues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3" office:value-type="string" calcext:value-type="string">
            <text:p>check usleep</text:p>
          </table:table-cell>
        </table:table-row>
        <table:table-row table:style-name="ro1">
          <table:table-cell table:number-columns-repeated="8"/>
          <table:table-cell table:style-name="ce3"/>
        </table:table-row>
        <table:table-row table:style-name="ro1">
          <table:table-cell table:number-columns-repeated="8"/>
          <table:table-cell table:style-name="ce4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7"/>
          <table:table-cell table:style-name="ce4"/>
        </table:table-row>
        <table:table-row table:style-name="ro1">
          <table:table-cell/>
          <table:table-cell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4" office:value-type="string" calcext:value-type="string">
            <text:p>terminate ko delete karna hai?</text:p>
          </table:table-cell>
        </table:table-row>
        <table:table-row table:style-name="ro1">
          <table:table-cell/>
          <table:table-cell office:value-type="string" calcext:value-type="string">
            <text:p>&lt;....&gt;</text:p>
          </table:table-cell>
          <table:table-cell office:value-type="string" calcext:value-type="string">
            <text:p>similar issue with delete</text:p>
          </table:table-cell>
          <table:table-cell table:number-columns-repeated="5"/>
          <table:table-cell table:style-name="ce4"/>
        </table:table-row>
        <table:table-row table:style-name="ro1" table:number-rows-repeated="2">
          <table:table-cell table:number-columns-repeated="8"/>
          <table:table-cell table:style-name="ce4"/>
        </table:table-row>
        <table:table-row table:style-name="ro1">
          <table:table-cell/>
          <table:table-cell table:style-name="ce1" office:value-type="string" calcext:value-type="string">
            <text:p>Ret=0 &amp; ret = 1 ka panga</text:p>
          </table:table-cell>
          <table:table-cell table:number-columns-repeated="6"/>
          <table:table-cell table:style-name="ce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ase-2 deadlin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if the current thread is calling getStats on itself?</text:p>
          </table:table-cell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what if it's the first time?</text:p>
          </table:table-cell>
          <table:table-cell table:number-columns-repeated="5"/>
          <table:table-cell table:style-name="ce5" office:value-type="string" calcext:value-type="string">
            <text:p><text:span text:style-name="T1">sp = (</text:span><text:span text:style-name="T2">address_t</text:span><text:span text:style-name="T3">)stack + STACK_SIZE - </text:span><text:span text:style-name="T4">sizeof</text:span><text:span text:style-name="T3">(</text:span><text:span text:style-name="T2">address_t</text:span><text:span text:style-name="T3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switch threads” function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32 bit/64 bit check for PC &amp; SP</text:p>
          </table:table-cell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eep</text:p>
          </table:table-cell>
          <table:table-cell table:number-columns-repeated="6"/>
          <table:table-cell office:value-type="string" calcext:value-type="string">
            <text:p>Not suspending sleeping thread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number-columns-repeated="6"/>
          <table:table-cell table:style-name="ce6" office:value-type="string" calcext:value-type="string">
            <text:p>Check panga of avg waiting time with 1<text:span text:style-name="T5">st</text:span> thread</text:p>
          </table:table-cell>
        </table:table-row>
        <table:table-row table:style-name="ro1">
          <table:table-cell/>
          <table:table-cell office:value-type="string" calcext:value-type="string">
            <text:p>Yiel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tThreadRsuk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lete, suspend, resume - Tes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s meaning &amp; tes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lete thread – case sleeping</text:p>
          </table:table-cell>
          <table:table-cell table:number-columns-repeated="7"/>
        </table:table-row>
      </table:table>
      <table:table table:name="probable good point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office:value-type="string" calcext:value-type="string">
            <text:p>exception hand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/00/0000</text:date>, <text:time style:data-style-name="N2" text:time-value="19:52:47.480681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15T22:42:17.120117526</dc:date>
    <meta:editing-duration>PT8H2M5S</meta:editing-duration>
    <meta:editing-cycles>39</meta:editing-cycles>
    <meta:generator>LibreOffice/4.2.6.3$Linux_X86_64 LibreOffice_project/420m0$Build-3</meta:generator>
    <meta:document-statistic meta:table-count="2" meta:cell-count="46" meta:object-count="0"/>
  </office:meta>
</office:document-meta>
</file>